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1" svg:font-family="'Droid Sans'" style:font-family-generic="system" style:font-pitch="variable"/>
    <style:font-face style:name="Droid Serif" svg:font-family="'Droid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065959"/>
    </style:style>
    <style:style style:name="T1" style:family="text">
      <style:text-properties officeooo:rsid="000659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5959" style:font-weight-asian="bold" style:font-weight-complex="bold"/>
    </style:style>
    <style:style style:name="T4" style:family="text">
      <style:text-properties fo:font-weight="normal" officeooo:rsid="0006595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Ágens: </text:span>érzékelői segítségével érzékeli a környezetét és </text:p>
      <text:p text:style-name="P1">•beavatkozói segítségével megváltoztatja azt.</text:p>
      <text:p text:style-name="P1"/>
      <text:p text:style-name="P1"><text:span text:style-name="T2">Racionális ágens: </text:span>ágens, ami helyesen cselekszik – nem cselekszik tudatosan a céljai ellen, igyekszik a legjobb alternatívát választani</text:p>
      <text:p text:style-name="P1"/>
      <text:p text:style-name="P1"><text:span text:style-name="T2">Teljesítménymérték: </text:span>mennyire sikeres/helyes az ágens működése</text:p>
      <text:p text:style-name="P1"/>
      <text:p text:style-name="P1"><text:span text:style-name="T2">Környezetek tulajdonságai</text:span><text:span text:style-name="T4">: <text:s/></text:span></text:p>
      <text:p text:style-name="P1"><text:span text:style-name="T3">teljesen megfigyelhető</text:span><text:span text:style-name="T4">: az ágens szenzorai minden pillanatban hozzáférést nyújtanak a környezet teljes állapotához o teljes környezetet érzékelő szenzor, pl. sakktábla • </text:span></text:p>
      <text:p text:style-name="P1"><text:span text:style-name="T3"/></text:p>
      <text:p text:style-name="P1"><text:span text:style-name="T3">részlegesen megfigyelhető: </text:span><text:span text:style-name="T4">az ágens szenzorai nem tudnak minden pillanatban információt szerezni a teljes környezetről o lokális szenzor, pl. porszívóágens az előző példában </text:span></text:p>
      <text:p text:style-name="P1"><text:span text:style-name="T4"/></text:p>
      <text:p text:style-name="P1"><text:span text:style-name="T4"><text:s/></text:span><text:span text:style-name="T3">determinisztikus: </text:span><text:span text:style-name="T4">ha</text:span><text:span text:style-name="T3"> </text:span><text:span text:style-name="T4">a környezet következő állapotát a jelen állapota és az ágens viselkedése egyértelműen meghatározza o determinisztikus környezetben az ágensnek nem kell a véletlennel törődnie, pl. sakk</text:span></text:p>
      <text:p text:style-name="P1"><text:span text:style-name="T4"/></text:p>
      <text:p text:style-name="P1"><text:span text:style-name="T3">sztochasztikus:</text:span><text:span text:style-name="T4"> a véletlen is szerephez jut o pl. a taxivezetés esetében a környezet sztochasztiku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1" svg:font-family="'Droid Sans'" style:font-family-generic="system" style:font-pitch="variable"/>
    <style:font-face style:name="Droid Serif" svg:font-family="'Droid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roid Serif" fo:font-size="12pt" fo:language="hu" fo:country="HU" style:letter-kerning="true" style:font-name-asian="Droid Sans1" style:font-size-asian="10.5pt" style:language-asian="zh" style:country-asian="CN" style:font-name-complex="Droid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roid Serif" fo:font-size="12pt" fo:language="hu" fo:country="HU" style:letter-kerning="true" style:font-name-asian="Droid Sans1" style:font-size-asian="10.5pt" style:language-asian="zh" style:country-asian="CN" style:font-name-complex="Droid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roid Sans" fo:font-family="'Droid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Droid Sans1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09:20:34.279469658</meta:creation-date>
    <dc:date>2024-05-28T09:24:25.293732804</dc:date>
    <meta:editing-duration>PT3M51S</meta:editing-duration>
    <meta:editing-cycles>1</meta:editing-cycles>
    <meta:document-statistic meta:table-count="0" meta:image-count="0" meta:object-count="0" meta:page-count="1" meta:paragraph-count="9" meta:word-count="120" meta:character-count="974" meta:non-whitespace-character-count="856"/>
    <meta:generator>LibreOffice/24.2.3.2$Linux_X86_64 LibreOffice_project/420$Build-2</meta:generator>
  </office:meta>
</office:document-meta>
</file>